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style:font-weight-complex="bold"/>
    </style:style>
    <style:style style:name="T18" style:parent-style-name="instrukce" style:family="text">
      <style:text-properties fo:color="#000000"/>
    </style:style>
    <style:style style:name="T19" style:parent-style-name="Standardnípísmoodstavce" style:family="text">
      <style:text-properties fo:color="#000000"/>
    </style:style>
    <style:style style:name="T20" style:parent-style-name="Standardnípísmoodstavce" style:family="text">
      <style:text-properties fo:font-style="italic" style:font-style-asian="italic"/>
    </style:style>
    <style:style style:name="P21" style:parent-style-name="Textpozn.podčarou" style:family="paragraph">
      <style:paragraph-properties fo:text-align="start"/>
    </style:style>
    <style:style style:name="T22" style:parent-style-name="Hypertextovýodkaz" style:family="text">
      <style:text-properties fo:font-size="9pt" style:font-size-asian="9pt"/>
    </style:style>
    <style:style style:name="P23" style:parent-style-name="Normální" style:family="paragraph">
      <style:paragraph-properties fo:keep-with-next="always" fo:text-align="justify" fo:margin-top="0.0833in" fo:margin-bottom="0.0833in" fo:line-height="104%"/>
    </style:style>
    <style:style style:name="P24" style:parent-style-name="Textpozn.podčarou" style:family="paragraph">
      <style:paragraph-properties fo:text-align="start"/>
    </style:style>
    <style:style style:name="T25" style:parent-style-name="Hypertextovýodkaz" style:family="text">
      <style:text-properties fo:font-size="9pt" style:font-size-asian="9pt"/>
    </style:style>
    <style:style style:name="T26" style:parent-style-name="Standardnípísmoodstavce" style:family="text">
      <style:text-properties style:font-weight-complex="bold"/>
    </style:style>
    <style:style style:name="P27" style:parent-style-name="Textpozn.podčarou" style:family="paragraph">
      <style:paragraph-properties fo:text-align="start"/>
    </style:style>
    <style:style style:name="T28" style:parent-style-name="Hypertextovýodkaz" style:family="text">
      <style:text-properties fo:font-size="9pt" style:font-size-asian="9pt"/>
    </style:style>
    <style:style style:name="T29" style:parent-style-name="Standardnípísmoodstavce" style:family="text">
      <style:text-properties style:font-weight-complex="bold"/>
    </style:style>
    <style:style style:name="P30" style:parent-style-name="Textpozn.podčarou" style:family="paragraph">
      <style:paragraph-properties fo:text-align="start"/>
    </style:style>
    <style:style style:name="T31" style:parent-style-name="Hypertextovýodkaz" style:family="text">
      <style:text-properties fo:font-size="9pt" style:font-size-asian="9pt"/>
    </style:style>
    <style:style style:name="T32" style:parent-style-name="Standardnípísmoodstavce" style:family="text">
      <style:text-properties style:font-weight-complex="bold"/>
    </style:style>
    <style:style style:name="T33" style:parent-style-name="Standardnípísmoodstavce" style:family="text">
      <style:text-properties style:font-weight-complex="bold"/>
    </style:style>
    <style:style style:name="T34" style:parent-style-name="Standardnípísmoodstavce" style:family="text">
      <style:text-properties style:font-weight-complex="bold"/>
    </style:style>
    <style:style style:name="T35" style:parent-style-name="Standardnípísmoodstavce" style:family="text">
      <style:text-properties fo:font-weight="bold" style:font-weight-asian="bold" style:font-weight-complex="bold"/>
    </style:style>
    <style:style style:name="T36" style:parent-style-name="Standardnípísmoodstavce" style:family="text">
      <style:text-properties fo:font-weight="bold" style:font-weight-asian="bold" style:font-weight-complex="bold"/>
    </style:style>
    <style:style style:name="T37" style:parent-style-name="Standardnípísmoodstavce" style:family="text">
      <style:text-properties style:font-weight-complex="bold"/>
    </style:style>
    <style:style style:name="T38" style:parent-style-name="Standardnípísmoodstavce" style:family="text">
      <style:text-properties style:font-weight-complex="bold"/>
    </style:style>
    <style:style style:name="T39" style:parent-style-name="Standardnípísmoodstavce" style:family="text">
      <style:text-properties style:font-weight-complex="bold"/>
    </style:style>
    <style:style style:name="T40" style:parent-style-name="Standardnípísmoodstavce" style:family="text">
      <style:text-properties style:font-weight-complex="bold"/>
    </style:style>
    <style:style style:name="T41" style:parent-style-name="Standardnípísmoodstavce" style:family="text">
      <style:text-properties style:font-size-complex="12pt"/>
    </style:style>
    <style:style style:name="T42" style:parent-style-name="Standardnípísmoodstavce" style:family="text">
      <style:text-properties style:font-size-complex="12pt"/>
    </style:style>
    <style:style style:name="T43" style:parent-style-name="Hypertextovýodkaz" style:family="text">
      <style:text-properties fo:font-size="9pt" style:font-size-asian="9pt"/>
    </style:style>
    <style:style style:name="T44" style:parent-style-name="Standardnípísmoodstavce" style:family="text">
      <style:text-properties style:font-weight-complex="bold"/>
    </style:style>
    <style:style style:name="T45" style:parent-style-name="Standardnípísmoodstavce" style:family="text">
      <style:text-properties fo:font-weight="bold" style:font-weight-asian="bold" style:font-weight-complex="bold"/>
    </style:style>
    <style:style style:name="T46" style:parent-style-name="Standardnípísmoodstavce" style:family="text">
      <style:text-properties style:font-weight-complex="bold"/>
    </style:style>
    <style:style style:name="T47" style:parent-style-name="Standardnípísmoodstavce" style:family="text">
      <style:text-properties style:font-weight-complex="bold"/>
    </style:style>
    <style:style style:name="T48" style:parent-style-name="Značkapozn.podčarou" style:family="text">
      <style:text-properties style:font-weight-complex="bold"/>
    </style:style>
    <style:style style:name="T49" style:parent-style-name="Hypertextovýodkaz" style:family="text">
      <style:text-properties fo:font-size="9pt" style:font-size-asian="9pt"/>
    </style:style>
    <style:style style:name="T50" style:parent-style-name="Hypertextovýodkaz" style:family="text">
      <style:text-properties fo:font-size="9pt" style:font-size-asian="9pt"/>
    </style:style>
    <style:style style:name="P51" style:parent-style-name="podpis" style:family="paragraph">
      <style:paragraph-properties fo:margin-top="0.3333in"/>
    </style:style>
    <style:style style:name="P52" style:parent-style-name="podpis" style:family="paragraph">
      <style:paragraph-properties fo:margin-top="0.3333in"/>
    </style:style>
    <style:style style:name="P53" style:parent-style-name="Nadpis1" style:family="paragraph">
      <style:text-properties fo:font-weight="normal" style:font-weight-asian="normal" style:font-weight-complex="bold" style:use-window-font-color="true" fo:font-size="11.5pt" style:font-size-asian="11.5pt" style:font-size-complex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80/2024</text:p>
            <text:p text:style-name="Normální">KVOP-48212/2024</text:p>
            <text:p text:style-name="Normální">03. 12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Vážený pan</text:p>
            <text:p text:style-name="Normální">J. P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><text:span text:style-name="T17">e-mail:<text:s/></text:span></text:p>
            <text:p text:style-name="Normální"/>
          </table:table-cell>
        </table:table-row>
      </table:table>
      <text:h text:style-name="Nadpis1" text:outline-level="1"/>
      <text:h text:style-name="Nadpis1" text:outline-level="1">Sdělení o vyřízení žádosti o informace</text:h>
      <text:h text:style-name="Nadpis1" text:outline-level="1">podle zákona č. 106/1999 Sb., o svobodném přístupu k informacím</text:h>
      <text:p text:style-name="Základnítext">Vážený pane doktore,</text:p>
      <text:p text:style-name="Základnítext">dne<text:s/><text:span text:style-name="T18">10. 11. 2024</text:span><text:span text:style-name="T19"><text:s/></text:span>obdržela Kancelář veřejného ochránce práv Vaši žádost o informace. Žádáte<text:s/>o sdělení, zda<text:s/><text:span text:style-name="T20">„v souvislosti s doporučením veřejného ochránce práv ze dne 17. prosince 2018, sp. zn.: 25/2018/SZD/MŠ došlo k iniciaci změny legislativy ve věci moderace dopadu absence poučení správního orgánu na lhůtu pro podání soudní žaloby.“</text:span></text:p>
      <text:p text:style-name="Základnítext"><text:span text:style-name="Silné">Dáváme Vám</text:span><text:span text:style-name="Silné"><text:s/>tyto informace</text:span>:</text:p>
      <text:p text:style-name="Základnítext">Dané doporučení Vláda České republiky vzala na vědomí, aniž ministrovi vnitra uložila povinnost vypracovat návrh zákona.<text:span text:style-name="Značkapozn.podčarou"><text:note text:note-class="footnote" text:id="_ftn0"><text:note-citation>1</text:note-citation><text:note-body><text:p text:style-name="P21"><text:s/>Usnesení vlády č. 23 ze dne 11. 01. 2019. Dostupné:<text:s/><text:a xlink:href="https://odok.cz/portal/zvlady/usneseni/2019/23/" office:target-frame-name="_top" xlink:show="replace"><text:span text:style-name="T22">https://odok.cz/portal/zvlady/usneseni/2019/23/</text:span></text:a>.<text:s/></text:p></text:note-body></text:note></text:span><text:s/></text:p>
      <text:h text:style-name="P23" text:outline-level="2">My však danou změnu považujeme za důležitou dlouhodobě. Již v souhrnné zprávě o činnosti veřejného ochránce práv za rok 2011<text:span text:style-name="Značkapozn.podčarou"><text:note text:note-class="footnote" text:id="_ftn1"><text:note-citation>2</text:note-citation><text:note-body><text:p text:style-name="P24"><text:s/>Souhrnná zpráva o činnosti veřejného ochránce práv za rok 2011. Brno: Kancelář veřejného ochránce práv, 2016. ISBN 978-80-904579-2-8, str. 13; dostupná:<text:s/><text:a xlink:href="https://www.ochrance.cz/fileadmin/user_upload/zpravy_pro_poslaneckou_snemovnu/Souhrnna_zprava_VOP_2011.pdf" office:target-frame-name="_top" xlink:show="replace"><text:span text:style-name="T25">https://www.ochrance.cz/fileadmin/user_upload/zpravy_pro_poslaneckou_snemovnu/Souhrnna_zprava_VOP_2011.pdf</text:span></text:a>.<text:s/></text:p></text:note-body></text:note></text:span><text:s/>formuloval tehdejší ochránce JUDr. Pavel Varvařovský legislativní doporučení Poslanecké sněmovně, aby zakotvila do správního řádu povinnost<text:s/>správního orgánu poučit účastníka řízení o právu podat proti správnímu rozhodnutí soudní žalobu. Ochránce uvedené zopakoval i v Souhrnných zprávách za roky<text:s/><text:span text:style-name="T26">2012 a 2013</text:span><text:span text:style-name="Značkapozn.podčarou"><text:note text:note-class="footnote" text:id="_ftn2"><text:note-citation>3</text:note-citation><text:note-body><text:p text:style-name="P27"><text:s text:c="2"/>Obě dostupné v elektronické podobě z:<text:s/><text:a xlink:href="https://www.ochrance.cz/zpravy-o-cinnosti/zpravy-pro-poslaneckou-snemovnu/" office:target-frame-name="_top" xlink:show="replace"><text:span text:style-name="T28">https://www.ochrance.cz/zpravy-o-cinnosti/zpravy-pro-poslaneckou-snemovnu/</text:span></text:a>.<text:s/></text:p></text:note-body></text:note></text:span><text:span text:style-name="T29">. Poslanecká sněmovna Parlamentu České republiky svým usnesením č. 108 ze dne 6. února 2014</text:span><text:span text:style-name="Značkapozn.podčarou"><text:note text:note-class="footnote" text:id="_ftn3"><text:note-citation>4</text:note-citation><text:note-body><text:p text:style-name="P30"><text:s/>Parlament České republiky, Poslanecká<text:s/>sněmovna, 2014, 7. volební období, Usnesení Poslanecké sněmovny č. 108, ze 6. schůze, 6. února 2014; dostupné z:<text:s/><text:a xlink:href="https://www.psp.cz/sqw/text/text2.sqw?idd=92716" office:target-frame-name="_top" xlink:show="replace"><text:span text:style-name="T31">https://www.psp.cz/sqw/text/text2.sqw?idd=92716</text:span></text:a>.<text:s/></text:p></text:note-body></text:note></text:span><text:span text:style-name="T32"><text:s/>vzala na vědomí Souhrnnou zp</text:span><text:span text:style-name="T33">rávu o činnosti veřejného ochránce práv za rok 2012 a zároveň požádala vládu, aby se zabývala legislativními podněty<text:s/></text:span><text:soft-page-break/><text:span text:style-name="T34">uvedenými v úvodu Souhrnné zprávy.<text:s/></text:span><text:span text:style-name="T35">Vláda ČR následně s doporučením vyjádřila souhlas a zavázala se uvedenou úpravu navrhnout při nejbližší<text:s/></text:span><text:span text:style-name="T36">vhodné novelizaci správního řádu</text:span><text:span text:style-name="T37">.</text:span><text:span text:style-name="Značkapozn.podčarou"><text:note text:note-class="footnote" text:id="_ftn4"><text:note-citation>5</text:note-citation><text:note-body><text:p text:style-name="Textpozn.podčarou"><text:s text:c="2"/>Zpráva o využití doporučení veřejného ochránce práv na změny právní úpravy, uvedených v Souhrnné zprávě o činnosti veřejného ochránce práv za rok 2012. Sněmovní tisk 327/0, část č. 1/6; str. 3; dostupná z:<text:s/><text:a xlink:href="http://psp.cz/sqw/text/orig2.sqw?idd=111311" office:target-frame-name="_top" xlink:show="replace">http://psp.cz/sqw/text/orig2.sqw?idd=111311</text:a>.</text:p></text:note-body></text:note></text:span><text:span text:style-name="T38"><text:s/></text:span></text:h>
      <text:p text:style-name="Základnítext"><text:span text:style-name="T39">Naposledy se ochránce změnu pokusil prosadit počátkem tohoto roku v připomínkách ke změně správního řádu, ke kterému mělo dojít při novelizaci soudního řádu sprá</text:span><text:span text:style-name="T40">vního.</text:span><text:span text:style-name="Značkapozn.podčarou"><text:note text:note-class="footnote" text:id="_ftn5"><text:note-citation>6</text:note-citation><text:note-body><text:p text:style-name="Textpozn.podčarou"><text:s/>Připomínky veřejného ochránce práv k návrhu zákona, kterým se mění zákon č. 150/2002 Sb., soudní řád správní, ve znění pozdějších předpisů, a další související zákony (č. j. předkladatele 101/2020-LO-SP), ze dne 16. ledna 2024, č.j.<text:s/><text:span text:style-name="T41">KVOP-1828/202</text:span><text:span text:style-name="T42">4/S</text:span>, dostupné:<text:s/><text:a xlink:href="https://eso.ochrance.cz/Nalezene/Edit/12614" office:target-frame-name="_top" xlink:show="replace"><text:span text:style-name="T43">https://eso.ochrance.cz/Nalezene/Edit/12614</text:span></text:a>.<text:s/></text:p></text:note-body></text:note></text:span><text:span text:style-name="T44"><text:s/>Znovu však bez jejího prosazení. Ministerstvo vnitra jako gestor správního řádu při vypořádání připomínek uvedlo, že</text:span><text:span text:style-name="T45"><text:s/></text:span><text:span text:style-name="T46">správní řád nad r</text:span><text:span text:style-name="T47">ámec předkládaného návrhu novelizovat nebude.</text:span><text:span text:style-name="T48"><text:note text:note-class="footnote" text:id="_ftn6"><text:note-citation>7</text:note-citation><text:note-body><text:p text:style-name="Textpozn.podčarou"><text:s/>Průběh legislativního procesu lze sledovat ve Veřejné elektronické knihovně legislativního procesu, dostupný:<text:s/><text:a xlink:href="https://odok.cz/portal/veklep/material/KORNCYHKVNMK/ALBSD8HJR9DZ" office:target-frame-name="_top" xlink:show="replace"><text:span text:style-name="T49">https://odok.cz</text:span><text:span text:style-name="T50">/portal/veklep/material/KORNCYHKVNMK/ALBSD8HJR9DZ</text:span></text:a>.<text:s/></text:p></text:note-body></text:note></text:span></text:p>
      <text:p text:style-name="Základnítext">S pozdravem</text:p>
      <text:p text:style-name="P51"/>
      <text:p text:style-name="P52">JUDr. Pavel Pořízek, Ph.D. v. r.</text:p>
      <text:p text:style-name="podpis">vedoucí Kanceláře veřejného ochránce práv</text:p>
      <text:p text:style-name="podpis">(podepsáno elektronicky)</text:p>
      <text:h text:style-name="P53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F0OKW*</text:span></text:p>
        <text:p text:style-name="P12"><text:span text:style-name="T13">KVOPX00F0OKW</text:span>KVOPX00F0OKW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12-18T10:25:00Z</meta:creation-date>
    <dc:date>2024-12-18T10:32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2" meta:paragraph-count="4" meta:word-count="295" meta:character-count="2038" meta:row-count="14" meta:non-whitespace-character-count="1747"/>
  </office:meta>
</office:document-meta>
</file>